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Resolver.split3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RIResolver.createWSAEPR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RIResolver.split2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IResolver.configureExchange( MessageExchange exchange , ComponentContext context , String 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